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15e9c3" officeooo:paragraph-rsid="0015e9c3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3pt" fo:language="en" fo:country="US" fo:font-weight="normal" officeooo:rsid="0015e9c3" officeooo:paragraph-rsid="0015e9c3" style:font-size-asian="13pt" style:font-weight-asian="normal" style:font-size-complex="13pt" style:font-weight-complex="normal"/>
    </style:style>
    <style:style style:name="P3" style:family="paragraph" style:parent-style-name="Preformatted_20_Text">
      <style:text-properties fo:font-variant="normal" fo:text-transform="none" fo:color="#0f1115" loext:opacity="100%" style:font-name="Times New Roman" fo:font-size="13pt" fo:letter-spacing="normal" fo:font-style="normal" fo:font-weight="normal" officeooo:rsid="0015e9c3" officeooo:paragraph-rsid="0015e9c3" style:font-size-asian="13pt" style:font-weight-asian="normal" style:font-size-complex="13pt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style:font-name="Times New Roman" fo:font-size="13pt" fo:font-weight="normal" officeooo:rsid="0015e9c3" style:font-size-asian="13pt" style:font-size-complex="13pt"/>
    </style:style>
    <style:style style:name="P5" style:family="paragraph" style:parent-style-name="Standard">
      <style:text-properties style:font-name="Times New Roman" fo:font-size="14pt" fo:font-weight="normal" officeooo:rsid="0015e9c3" officeooo:paragraph-rsid="0015e9c3" style:font-size-asian="14pt" style:font-weight-asian="normal" style:font-size-complex="14pt" style:font-weight-complex="normal"/>
    </style:style>
    <style:style style:name="P6" style:family="paragraph" style:parent-style-name="Preformatted_20_Text">
      <style:text-properties fo:font-variant="normal" fo:text-transform="none" fo:color="#000000" loext:opacity="100%" style:font-name="Times New Roman" fo:font-size="12pt" fo:letter-spacing="normal" fo:font-style="normal" fo:font-weight="bold" officeooo:rsid="0015e9c3" officeooo:paragraph-rsid="0015e9c3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style:font-name="Times New Roman" fo:font-size="12pt" fo:font-weight="bold" officeooo:rsid="0015e9c3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5e9c3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Times New Roman" fo:font-size="12pt" fo:font-weight="normal" officeooo:rsid="0015e9c3" officeooo:paragraph-rsid="0015e9c3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variant="normal" fo:text-transform="none" fo:color="#0f1115" loext:opacity="100%" style:font-name="Times New Roman" fo:font-size="12pt" fo:letter-spacing="normal" fo:font-style="normal" fo:font-weight="normal" officeooo:rsid="0015e9c3" officeooo:paragraph-rsid="0015e9c3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bold" officeooo:rsid="0015e9c3" officeooo:paragraph-rsid="0015e9c3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variant="normal" fo:text-transform="none" fo:color="#0f1115" loext:opacity="100%" fo:letter-spacing="normal" fo:font-style="normal"/>
    </style:style>
    <style:style style:name="T4" style:family="text">
      <style:text-properties fo:font-weight="bold"/>
    </style:style>
    <style:style style:name="T5" style:family="text">
      <style:text-properties fo:color="#383a42" loext:opacity="100%" fo:font-weight="bold"/>
    </style:style>
    <style:style style:name="T6" style:family="text">
      <style:text-properties fo:font-variant="normal" fo:text-transform="none" fo:color="#0f1115" loext:opacity="100%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ределение задач детекции</text:p>
      <text:p text:style-name="P1"/>
      <text:p text:style-name="P1">Тип:<text:span text:style-name="T1"> бинарная классификация для датасета </text:span><text:span text:style-name="T2">CIC-IDS2017 (BENIGN vs ATTACK)</text:span></text:p>
      <text:p text:style-name="P2"/>
      <text:p text:style-name="P3">Датасет CIC-IDS2017 содержит метки BENIGN и 14 типов атак.</text:p>
      <text:p text:style-name="P3"/>
      <text:p text:style-name="P4"><text:span text:style-name="T3">Для базовой детекции угроз достаточно отличать вредоносный трафик от легитимного.</text:span></text:p>
      <text:p text:style-name="P5"/>
      <text:p text:style-name="P6">Ключевые метрики</text:p>
      <text:p text:style-name="P7"/>
      <text:p text:style-name="P8"><text:span text:style-name="T4">PR-AUC (главная метрика)</text:span></text:p>
      <text:p text:style-name="P8"><text:span text:style-name="T4">F1-score (взвешенный)</text:span> Отражает баланс точности и полноты</text:p>
      <text:p text:style-name="P8"><text:span text:style-name="T4">Recall по редким атакам</text:span><text:span text:style-name="T5">**</text:span>: Важно не пропустить малораспространенные угрозы</text:p>
      <text:p text:style-name="P8"><text:span text:style-name="T4">FAR/FRR </text:span>Контроль ложных срабатываний</text:p>
      <text:p text:style-name="P8"/>
      <text:p text:style-name="P9"><text:span text:style-name="T6">Время</text:span><text:span text:style-name="T3"> — скорость работы</text:span>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22:15:10.860303300</meta:creation-date>
    <dc:date>2026-03-04T22:27:47.651663900</dc:date>
    <meta:editing-duration>PT41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0" meta:word-count="59" meta:character-count="465" meta:non-whitespace-character-count="415"/>
  </office:meta>
</office:document-meta>
</file>